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swald" svg:font-family="Oswald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1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color="#000000"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3" text:outline-level="1">Cuetzpal Gold Coin 1€</text:h>
      <text:p text:style-name="Standard"/>
      <text:p text:style-name="Standard">Pièce de l'empire Cuetzpal en résine de la gamme <text:span text:style-name="T2">Lost Kingdom Miniature – Saurian Ancients Diamètre d'environ 25mm.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/text:p>
      <text:p text:style-name="Standard"><text:span text:style-name="T4">Possibilité d'en commander 10 pour 9€ ou 30 pour 25€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p text:style-name="P2"/>
      <text:h text:style-name="P3" text:outline-level="1">Cuetzpal empire BIG scenic bases <text:s/>25€</text:h>
      <text:p text:style-name="Standard"/>
      <text:p text:style-name="Standard">2 Scènes au choix pour Embellir vos plateaux de jeux ou vos socles ! Imprimés en Résine de la gamme <text:span text:style-name="T2">Lost Kingdom Miniature – Saurian Ancients.</text:span></text:p>
      <text:p text:style-name="Standard"><text:span text:style-name="T2">Adapté pour un socle de 50x100mm carré ou pour un socle ovale de 70x120mm.</text:span></text:p>
      <text:p text:style-name="Standard"><text:span text:style-name="T2">Lors de l'achat, 25€ équivaux à un des deux produits affichés selon votre choix.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p text:style-name="P2"/>
      <text:h text:style-name="P3" text:outline-level="1">Tzompantli <text:s text:c="2"/>11&lt;14€</text:h>
      <text:p text:style-name="Standard"/>
      <text:p text:style-name="Standard">Lot de 2 murs pour inspirer la terreur ! Imprimés en Résine de la gamme <text:span text:style-name="T2">Lost Kingdom Miniature – Saurian Ancients.</text:span></text:p>
      <text:p text:style-name="Standard"><text:span text:style-name="T2">Mesure 65mm de large environ.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h text:style-name="P3" text:outline-level="1">Cuetzpal Bazaar <text:s/>7&lt;9€</text:h>
      <text:p text:style-name="Standard"/>
      <text:p text:style-name="Standard">Lot de 13 éléments divers et varier pour ouvrir votre propre marché ! Imprimés en Résine de la gamme <text:span text:style-name="T2">Lost Kingdom Miniature – Saurian Ancients.</text:span></text:p>
      <text:p text:style-name="Standard"><text:span text:style-name="T2">La taille du tapis mesure 65 x 95mm environ.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h text:style-name="P3" text:outline-level="1">Dinosaur Nests <text:s/>5€</text:h>
      <text:p text:style-name="Standard"/>
      <text:p text:style-name="Standard">Lot de 4 Nids imprimés en PLA de la gamme <text:span text:style-name="T2">Lost Kingdom Miniature – Saurian Ancients.</text:span></text:p>
      <text:p text:style-name="Standard"><text:span text:style-name="T2">Ses Nids auront une taille entre 45 et 80mm environ.</text:span></text:p>
      <text:p text:style-name="Standard"><text:soft-page-break/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h text:style-name="P3" text:outline-level="1">Cuetzpal Prisoners 5&lt;6€</text:h>
      <text:p text:style-name="Standard"/>
      <text:p text:style-name="Standard">Lot de 3 figurines imprimé en résine de la gamme <text:span text:style-name="T2">Lost Kingdom Miniature – Saurian Ancients. Elles sont capitales pour rappeler à vos envahisseurs qu'il ne faut pas s'introduire dans l'Empire Quetzpal sous peine de souffrance Divine.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h text:style-name="P3" text:outline-level="1">Cuetzpal Town and Temazcal <text:s/>39€</text:h>
      <text:p text:style-name="Standard"/>
      <text:p text:style-name="Standard">Lot de 5 Maison imprimé en PLA de la gamme <text:span text:style-name="T2">Lost Kingdom Miniature – Saurian Ancients Cuetzpal, idéal pour amorçer la conception d'un petit village.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h text:style-name="P3" text:outline-level="1">Cuetzpal Statues <text:s/>5€</text:h>
      <text:p text:style-name="Standard"/>
      <text:p text:style-name="Standard">Lot de 6 statuettes et torches imprimé en PLA de la gamme <text:span text:style-name="T2">Lost Kingdom Miniature – Saurian Ancients Cuetzpal 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h text:style-name="P3" text:outline-level="1">Fences <text:s/>4€</text:h>
      <text:p text:style-name="Standard"/>
      <text:p text:style-name="Standard">Petit Mur imprimé en PLA de la gamme <text:span text:style-name="T2">Lost Kingdom Miniature – Saurian Ancients Cuetzpal 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h text:style-name="P3" text:outline-level="1">TlachtliDouble side walls 22€</text:h>
      <text:p text:style-name="Standard"/>
      <text:p text:style-name="Standard">Gros Mur imprimé en PLA de la gamme <text:span text:style-name="T2">Lost Kingdom Miniature – Saurian Ancients Cuetzpal 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</text:span><text:span text:style-name="T3">u du type de cette figurine, contatez moi!</text:span></text:p>
      <text:p text:style-name="P2">Contactez moi.Photo non contractuel.</text:p>
      <text:p text:style-name="P2"><text:span text:style-name="T6"/></text:p>
      <text:h text:style-name="P3" text:outline-level="1"><text:soft-page-break/>Plant of the wishes12€</text:h>
      <text:p text:style-name="Standard"/>
      <text:p text:style-name="Standard">Une Plante issu de la Jungle imprimé en PLA <text:s/>de la gamme <text:span text:style-name="T2">Lost Kingdom Miniature – Saurian Ancients Cuetzpal et </text:span>d'une dimension au sol d'environ 7x15cm.</text:p>
      <text:p text:style-name="Standard">Attention à la Toxicité !!!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p text:style-name="P2"><text:span text:style-name="T6"/></text:p>
      <text:h text:style-name="P3" text:outline-level="1">Jungle Terrain 1 <text:s/>18€</text:h>
      <text:p text:style-name="Standard"/>
      <text:p text:style-name="Standard">Une Ruine issu de la Jungle imprimé en PLA <text:s/>de la gamme <text:span text:style-name="T2">Lost Kingdom Miniature – Saurian Ancients Cuetzpal et </text:span>d'une dimension au sol d'environ 16x12cm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errain 2 <text:s/>13€</text:h>
      <text:p text:style-name="Standard"/>
      <text:p text:style-name="Standard">Une Ruine issu de la Jungle imprimé en PLA <text:s/>de la gamme <text:span text:style-name="T2">Lost Kingdom Miniature – Saurian Ancients Cuetzpal et </text:span>d'une dimension au sol d'environ 16x11cm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errain 3 18€</text:h>
      <text:p text:style-name="Standard"/>
      <text:p text:style-name="Standard">Une Ruine issu de la Jungle imprimé en PLA <text:s/>de la gamme <text:span text:style-name="T2">Lost Kingdom Miniature – Saurian Ancients Cuetzpal et </text:span>d'une dimension au sol d'environ 14x13cm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errain 4 9€</text:h>
      <text:p text:style-name="Standard"/>
      <text:p text:style-name="Standard">Une Ruine d'un portail depuis longtemps oublié, imprimé en PLA <text:s/>de la gamme <text:span text:style-name="T2">Lost Kingdom Miniature – Saurian Ancients Cuetzpal et </text:span>d'une dimension au sol d'environ 11x12cm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errain 5 8€</text:h>
      <text:p text:style-name="Standard"/>
      <text:p text:style-name="Standard">Une Ruine issu de la Jungle, imprimé en PLA <text:s/>de la gamme <text:span text:style-name="T2">Lost Kingdom Miniature – Saurian </text:span><text:soft-page-break/><text:span text:style-name="T2">Ancients Cuetzpal et </text:span>d'une dimension au sol d'environ 9x10cm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errain 6 35€</text:h>
      <text:p text:style-name="Standard"/>
      <text:p text:style-name="Standard">Une Ruine issu de la Jungle, imprimé en PLA <text:s/>de la gamme <text:span text:style-name="T2">Lost Kingdom Miniature – Saurian Ancients Cuetzpal et </text:span>d'une dimension au sol d'environ 17x17cm.</text:p>
      <text:p text:style-name="Standard">Décors constitué en 3 éléments à coller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errain 7 6€</text:h>
      <text:p text:style-name="Standard"/>
      <text:p text:style-name="Standard">Une Ruine issu de la Jungle, imprimé en PLA <text:s/>de la gamme <text:span text:style-name="T2">Lost Kingdom Miniature – Saurian Ancients Cuetzpal et </text:span>d'une dimension au sol d'environ 8x15cm.</text:p>
      <text:p text:style-name="Standard">Décors constitué en 3 éléments à coller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errain 8 14€</text:h>
      <text:p text:style-name="Standard"/>
      <text:p text:style-name="Standard">Une Ruine issu de la Jungle, imprimé en PLA <text:s/>de la gamme <text:span text:style-name="T2">Lost Kingdom Miniature – Saurian Ancients Cuetzpal et </text:span>d'une dimension au sol d'environ 9x13cm.</text:p>
      <text:p text:style-name="Standard">Décors constitué en 3 éléments à coller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errain 9 7€</text:h>
      <text:p text:style-name="Standard"/>
      <text:p text:style-name="Standard">Une Ruine issu de la Jungle, imprimé en PLA <text:s/>de la gamme <text:span text:style-name="T2">Lost Kingdom Miniature – Saurian Ancients Cuetzpal et </text:span>d'une dimension au sol d'environ 9x9cm.</text:p>
      <text:p text:style-name="Standard">Décors constitué en 3 éléments à coller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Jungle Trees <text:s/>49€</text:h>
      <text:p text:style-name="Standard"/>
      <text:p text:style-name="Standard">Un arbre issu de la Jungle imprimé en PLA <text:s/>de la gamme <text:span text:style-name="T2">Lost Kingdom Miniature – Saurian Ancients Cuetzpal et </text:span>d'une dimension au sol d'environ 15x12cm.</text:p>
      <text:p text:style-name="Standard"><text:span text:style-name="T1">Adapté pour jeu de plateau comme Warhammer et plus particulièrement The IX Age Fantasy Battle </text:span><text:soft-page-break/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p text:style-name="P2"/>
      <text:p text:style-name="P2"><text:span text:style-name="T6"/></text:p>
      <text:h text:style-name="P3" text:outline-level="1">Jungle Trees Ruins <text:s text:c="2"/>48€</text:h>
      <text:p text:style-name="Standard"/>
      <text:p text:style-name="Standard">Un arbre issu de la Jungle poussant sur une ruine imprimé en PLA <text:s/>de la gamme <text:span text:style-name="T2">Lost Kingdom Miniature – Saurian Ancients Cuetzpal et </text:span>d'une dimension au sol d'environ 15x14cm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Small Altar Clean <text:s/>28€</text:h>
      <text:p text:style-name="Standard"/>
      <text:p text:style-name="Standard">Petit temple propre imprimé en PLA <text:s/>de la gamme <text:span text:style-name="T2">Lost Kingdom Miniature – Saurian Ancients Cuetzpal et </text:span>d'une dimension au sol d'environ 23x23cm.</text:p>
      <text:p text:style-name="Standard">Ce décors est entièrement montable et démontabe avec des aiamnts néodymes.</text:p>
      <text:p text:style-name="Standard">Il est possible de commander 40 aimants pour 2€ supplémentaires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Small Altar Medium Jungle <text:s text:c="2"/>37,5€</text:h>
      <text:p text:style-name="Standard"/>
      <text:p text:style-name="Standard">Petit temple partiellement ensevelit par la jungle imprimé en PLA <text:s/>de la gamme <text:span text:style-name="T2">Lost Kingdom Miniature – Saurian Ancients Cuetzpal et </text:span>d'une dimension au sol d'environ 23x23cm.</text:p>
      <text:p text:style-name="Standard">Ce décors est entièrement montable et démontabe avec des aiamnts néodymes.</text:p>
      <text:p text:style-name="Standard">Il est possible de commander 40 aimants pour 2€ supplémentaires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Small Altar Jungle Covered <text:s/>35€</text:h>
      <text:p text:style-name="Standard"/>
      <text:p text:style-name="Standard">Petit temple couvert par la jungle imprimé en PLA <text:s/>de la gamme <text:span text:style-name="T2">Lost Kingdom Miniature – Saurian Ancients Cuetzpal et </text:span>d'une dimension au sol d'environ 23x23cm.</text:p>
      <text:p text:style-name="Standard">Ce décors est entièrement montable et démontabe avec des aiamnts néodymes.</text:p>
      <text:p text:style-name="Standard">Il est possible de commander 40 aimants pour 2€ supplémentaires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2">Contactez moi.Photo non contractuel.</text:p>
      <text:h text:style-name="P3" text:outline-level="1">Altar of Sacrifice 37€</text:h>
      <text:p text:style-name="Standard"/>
      <text:p text:style-name="Standard">Petit temple imprimé en PLA <text:s/>de la gamme <text:span text:style-name="T2">Lost Kingdom Miniature – Saurian Ancients Cuetzpal </text:span><text:soft-page-break/><text:span text:style-name="T2">et </text:span>d'une dimension au sol d'environ 23x23cm.</text:p>
      <text:p text:style-name="Standard">Ce décors est entièrement montable et démontabe avec des aiamnts néodymes.</text:p>
      <text:p text:style-name="Standard">Il est possible de commander 40 aimants pour 2€ supplémentaires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1">Contactez moi.Photo non contractuel.</text:p>
      <text:p text:style-name="P1"/>
      <text:h text:style-name="P3" text:outline-level="1">Whirlwind of energy <text:s/>10€</text:h>
      <text:p text:style-name="Standard"/>
      <text:p text:style-name="Standard">Une option imprimé en PLA pour ajouter une touche de magie pour le temple "<text:span text:style-name="T5">Altar of Sacrifice</text:span>" ou encore pour les versions "Small Altar" en tous genre de la gamme <text:span text:style-name="T2">Lost Kingdom Miniature – Saurian Ancients Cuetzpal</text:span>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1">Contactez moi.Photo non contractuel.</text:p>
      <text:h text:style-name="P3" text:outline-level="1">Interdimensional Gate <text:s/>35€</text:h>
      <text:p text:style-name="Standard"/>
      <text:p text:style-name="Standard">Portail imprimé en PLA <text:s/>de la gamme <text:span text:style-name="T2">Lost Kingdom Miniature – Saurian Ancients Cuetzpal et </text:span>d'une dimension au sol d'environ 20x16cm.</text:p>
      <text:p text:style-name="Standard">Ce décors est entièrement montable et démontabe avec des aiamnts néodymes.</text:p>
      <text:p text:style-name="Standard">Il est possible de commander 28 aimants pour 1,4€ supplémentaires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1">Contactez moi.Photo non contractuel.</text:p>
      <text:p text:style-name="P1"/>
      <text:h text:style-name="P3" text:outline-level="1">Iluikatl Platform 90€</text:h>
      <text:p text:style-name="Standard"/>
      <text:p text:style-name="Standard">Plateforme imprimé en PLA <text:s/>de la gamme <text:span text:style-name="T2">Lost Kingdom Miniature – Saurian Ancients Cuetzpal et </text:span>d'une dimension au sol d'environ 38x30cm.</text:p>
      <text:p text:style-name="Standard">Ce décors est entièrement montable et démontabe avec des aiamnts néodymes.</text:p>
      <text:p text:style-name="Standard">Il est possible de commander 64 aimants pour 3,2€ supplémentaires.</text:p>
      <text:p text:style-name="Standard">Idéal pour mêttre en valeur quelques figurines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1">Contactez moi.Photo non contractuel.</text:p>
      <text:p text:style-name="P1"/>
      <text:h text:style-name="P3" text:outline-level="1">Quetzalcoatl Temple 90€</text:h>
      <text:p text:style-name="Standard"/>
      <text:p text:style-name="Standard">Temple imprimé en PLA <text:s/>de taille moyenne de la gamme <text:span text:style-name="T2">Lost Kingdom Miniature – Saurian Ancients Cuetzpal et </text:span>d'une dimension au sol d'environ 26x30cm sur unr hauteur de 28cm.</text:p>
      <text:p text:style-name="Standard">Ce décors est entièrement montable et démontabe avec des aiamnts néodymes.</text:p>
      <text:p text:style-name="Standard">Il est possible de commander 54 aimants pour 2,7€ supplémentaires.</text:p>
      <text:p text:style-name="Standard"><text:span text:style-name="T1">Adapté pour jeu de plateau comme Warhammer et plus particulièrement The IX Age Fantasy Battle </text:span><text:soft-page-break/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1">Contactez moi.Photo non contractuel.</text:p>
      <text:p text:style-name="P1"/>
      <text:h text:style-name="P3" text:outline-level="1">Ehecatl Shrine <text:s/>193€</text:h>
      <text:p text:style-name="Standard"/>
      <text:p text:style-name="Standard">Temple imprimé en PLA <text:s/>de taille moyenne de la gamme <text:span text:style-name="T2">Lost Kingdom Miniature – Saurian Ancients Cuetzpal et </text:span>d'une dimension au sol d'environ 33x34cm sur unr hauteur de 35cm.</text:p>
      <text:p text:style-name="Standard">Ce décors est entièrement montable et démontabe avec des aiamnts néodymes.</text:p>
      <text:p text:style-name="Standard">Il est possible de commander 90 aimants pour 4,5€ supplémentaires.</text:p>
      <text:p text:style-name="Standard">Possibilité de l'acheter avec des étages en moins, les dimmensions et tarif suivant de la partie haute, jusqu'à la partie basse :</text:p>
      <text:p text:style-name="Standard">4ème étage 20x19 sur 18 cm pour 53€.</text:p>
      <text:p text:style-name="Standard">3ème étage 25x24 sur 23 cm pour 35€ de plus.</text:p>
      <text:p text:style-name="Standard">2ème étage 29x29 sur 29 cm pour 43€ de plus. </text:p>
      <text:p text:style-name="Standard">1er étage 33x34 sur 35 cm pour 54€ de plus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1">Contactez moi.Photo non contractuel.</text:p>
      <text:p text:style-name="P1"/>
      <text:h text:style-name="P3" text:outline-level="1">Tenochtitlan Major Temple <text:s/>480€</text:h>
      <text:p text:style-name="Standard"/>
      <text:p text:style-name="Standard">Temple imprimé en PLA <text:s/>de taille incommensurable de la gamme <text:span text:style-name="T2">Lost Kingdom Miniature – Saurian Ancients Cuetzpal et </text:span>d'une dimension au sol d'environ 33x34cm sur unr hauteur de 35cm.</text:p>
      <text:p text:style-name="Standard">Ce décors est entièrement montable et démontabe avec des aiamnts néodymes.</text:p>
      <text:p text:style-name="Standard">Il est possible de commander 132 aimants pour 6,6€ supplémentaires.</text:p>
      <text:p text:style-name="Standard">Possibilité de l'acheter avec des étages en moins, les dimmensions et tarif suivant de la partie haute, jusqu'à la partie basse :</text:p>
      <text:p text:style-name="Standard">4ème étage 45x30 sur 17 cm pour 138€.</text:p>
      <text:p text:style-name="Standard">3ème étage 48x35 sur 24 cm pour 68€ de plus.</text:p>
      <text:p text:style-name="Standard">2ème étage 52x40 sur 31 cm pour 77€ de plus. </text:p>
      <text:p text:style-name="Standard">1er étage 55x49 sur 37 cm pour 92€ de plus.</text:p>
      <text:p text:style-name="Standard">Plateforme 62x60 sur 41cm pour 105€ de plus.</text:p>
      <text:p text:style-name="Standard"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1">The Old World</text:span></text:a><text:span text:style-name="T4">.</text:span><text:span text:style-name="T1"><text:line-break/></text:span><text:span text:style-name="T2">Si vous voulez plus de contenu du type de cette figurine, contatez moi!</text:span></text:p>
      <text:p text:style-name="P1">Contactez moi.Photo non contractu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swald" svg:font-family="Oswald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7H48M34S</meta:editing-duration>
    <meta:editing-cycles>12</meta:editing-cycles>
    <meta:generator>OpenOffice/4.1.6$Win32 OpenOffice.org_project/416m1$Build-9790</meta:generator>
    <dc:date>2025-03-02T13:04:54.73</dc:date>
    <dc:creator>Ycham Bounouar</dc:creator>
    <meta:document-statistic meta:table-count="0" meta:image-count="0" meta:object-count="0" meta:page-count="7" meta:paragraph-count="169" meta:word-count="2553" meta:character-count="15492"/>
    <meta:user-defined meta:name="Info 1"/>
    <meta:user-defined meta:name="Info 2"/>
    <meta:user-defined meta:name="Info 3"/>
    <meta:user-defined meta:name="Info 4"/>
  </office:meta>
</office:document-meta>
</file>